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16.383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CTUATOR_SPEED</text:p>
          </table:table-cell>
          <table:table-cell office:value-type="string" table:style-name="ce1">
            <text:p>ACT_SPEED</text:p>
          </table:table-cell>
          <table:table-cell office:value-type="string" table:style-name="ce1">
            <text:p>SPEED_Y (int32) SPEED_Z (int32) SPEED_THETA (int32)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READY_MOVING (0x200)</text:p>
          </table:table-cell>
          <table:table-cell office:value-type="string" table:style-name="ce1">
            <text:p>L'actionneur était déjà en mouvement, la commande a été ignoré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Y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Z</text:p>
          </table:table-cell>
          <table:table-cell office:value-type="string" table:style-name="ce1">
            <text:p>rp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EED_THETA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07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GOLDENIUM_MODE (bool)</text:p>
          </table:table-cell>
          <table:table-cell office:value-type="string" table:style-name="ce1">
            <text:p>Y_ACT_POS (float), DISTANCE_TO_PUCK(int32_t), 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_AT_SPEED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ACT_POS, ACT_SPEED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 à la vitesse indiquée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PARKING_BREAK</text:p>
          </table:table-cell>
          <table:table-cell office:value-type="string" table:style-name="ce1">
            <text:p>0x8C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'asservissement sur pla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HIGH_SPEED_MODE</text:p>
          </table:table-cell>
          <table:table-cell office:value-type="string" table:style-name="ce1">
            <text:p>0x8D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e mode grande vitesse (à utiliser uniquement avec des vitesses entre 1 et 1,5 m/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SPLAY_COLOR</text:p>
          </table:table-cell>
          <table:table-cell office:value-type="string" table:style-name="ce1">
            <text:p>0x8E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la couleur donnée sur les phares du robot pendant quelques seconde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 MaxDistToTraj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SMOKE_LEVEL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SMOKE_LEVEL (Enum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_SENSORS_LAST_UPDATE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(int32_t) * 6 (=NB_SENSORS)</text:p>
          </table:table-cell>
          <table:table-cell office:value-type="string" table:style-name="ce1">
            <text:p>Indique le temps écoulé depuis la dernière mise à jour de chacun des capteurs (en ms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5-18T12:53:14Z</dc:date>
    <meta:editing-cycles>11</meta:editing-cycles>
    <meta:editing-duration>PT6224S</meta:editing-duration>
  </office:meta>
</office:document-meta>
</file>